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72" table:style-name="ta1">
        <table:shapes>
          <draw:frame draw:z-index="0" draw:style-name="gr1" draw:text-style-name="P1" svg:width="159.99mm" svg:height="89.99mm" svg:x="123.01mm" svg:y="1mm">
            <loext:p draw:notify-on-update-of-ranges="test272.C1:test272.C1 test272.C2:test272.C102 test272.D1:test272.D1 test272.D2:test272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02</text:p>
          </table:table-cell>
          <table:table-cell office:value-type="float" office:value="0.034783" calcext:value-type="float">
            <text:p>0.03478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03</text:p>
          </table:table-cell>
          <table:table-cell office:value-type="float" office:value="0.010802" calcext:value-type="float">
            <text:p>0.01080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04</text:p>
          </table:table-cell>
          <table:table-cell office:value-type="float" office:value="0.025444" calcext:value-type="float">
            <text:p>0.02544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43" calcext:value-type="float">
            <text:p>304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05</text:p>
          </table:table-cell>
          <table:table-cell office:value-type="float" office:value="0.015634" calcext:value-type="float">
            <text:p>0.015634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06</text:p>
          </table:table-cell>
          <table:table-cell office:value-type="float" office:value="0.022005" calcext:value-type="float">
            <text:p>0.02200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07</text:p>
          </table:table-cell>
          <table:table-cell office:value-type="float" office:value="0.017116" calcext:value-type="float">
            <text:p>0.01711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324" calcext:value-type="float">
            <text:p>33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08</text:p>
          </table:table-cell>
          <table:table-cell office:value-type="float" office:value="0.010503" calcext:value-type="float">
            <text:p>0.010503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09</text:p>
          </table:table-cell>
          <table:table-cell office:value-type="float" office:value="0.023323" calcext:value-type="float">
            <text:p>0.023323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0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1</text:p>
          </table:table-cell>
          <table:table-cell office:value-type="float" office:value="0.022862" calcext:value-type="float">
            <text:p>0.02286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2</text:p>
          </table:table-cell>
          <table:table-cell office:value-type="float" office:value="0.028232" calcext:value-type="float">
            <text:p>0.02823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3</text:p>
          </table:table-cell>
          <table:table-cell office:value-type="float" office:value="0.025989" calcext:value-type="float">
            <text:p>0.02598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222" calcext:value-type="float">
            <text:p>322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4</text:p>
          </table:table-cell>
          <table:table-cell office:value-type="float" office:value="0.012722" calcext:value-type="float">
            <text:p>0.01272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5</text:p>
          </table:table-cell>
          <table:table-cell office:value-type="float" office:value="0.045537" calcext:value-type="float">
            <text:p>0.04553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6</text:p>
          </table:table-cell>
          <table:table-cell office:value-type="float" office:value="0.034039" calcext:value-type="float">
            <text:p>0.03403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7</text:p>
          </table:table-cell>
          <table:table-cell office:value-type="float" office:value="0.028944" calcext:value-type="float">
            <text:p>0.02894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363" calcext:value-type="float">
            <text:p>336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8</text:p>
          </table:table-cell>
          <table:table-cell office:value-type="float" office:value="0.04146" calcext:value-type="float">
            <text:p>0.0414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197" calcext:value-type="float">
            <text:p>319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19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0</text:p>
          </table:table-cell>
          <table:table-cell office:value-type="float" office:value="0.032466" calcext:value-type="float">
            <text:p>0.03246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121" calcext:value-type="float">
            <text:p>31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1</text:p>
          </table:table-cell>
          <table:table-cell office:value-type="float" office:value="0.026129" calcext:value-type="float">
            <text:p>0.02612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2</text:p>
          </table:table-cell>
          <table:table-cell office:value-type="float" office:value="0.036092" calcext:value-type="float">
            <text:p>0.03609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3</text:p>
          </table:table-cell>
          <table:table-cell office:value-type="float" office:value="0.053364" calcext:value-type="float">
            <text:p>0.05336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237" calcext:value-type="float">
            <text:p>323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4</text:p>
          </table:table-cell>
          <table:table-cell office:value-type="float" office:value="0.019787" calcext:value-type="float">
            <text:p>0.019787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5</text:p>
          </table:table-cell>
          <table:table-cell office:value-type="float" office:value="0.011801" calcext:value-type="float">
            <text:p>0.01180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22" calcext:value-type="float">
            <text:p>292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6</text:p>
          </table:table-cell>
          <table:table-cell office:value-type="float" office:value="0.018937" calcext:value-type="float">
            <text:p>0.01893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716" calcext:value-type="float">
            <text:p>27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7</text:p>
          </table:table-cell>
          <table:table-cell office:value-type="float" office:value="0.038442" calcext:value-type="float">
            <text:p>0.03844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8</text:p>
          </table:table-cell>
          <table:table-cell office:value-type="float" office:value="0.012435" calcext:value-type="float">
            <text:p>0.01243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29</text:p>
          </table:table-cell>
          <table:table-cell office:value-type="float" office:value="0.041071" calcext:value-type="float">
            <text:p>0.04107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0</text:p>
          </table:table-cell>
          <table:table-cell office:value-type="float" office:value="0.018053" calcext:value-type="float">
            <text:p>0.01805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815" calcext:value-type="float">
            <text:p>28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1</text:p>
          </table:table-cell>
          <table:table-cell office:value-type="float" office:value="0.021065" calcext:value-type="float">
            <text:p>0.02106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552" calcext:value-type="float">
            <text:p>355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2</text:p>
          </table:table-cell>
          <table:table-cell office:value-type="float" office:value="0.022739" calcext:value-type="float">
            <text:p>0.02273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3</text:p>
          </table:table-cell>
          <table:table-cell office:value-type="float" office:value="0.028288" calcext:value-type="float">
            <text:p>0.02828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313" calcext:value-type="float">
            <text:p>331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4</text:p>
          </table:table-cell>
          <table:table-cell office:value-type="float" office:value="0.015387" calcext:value-type="float">
            <text:p>0.01538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5</text:p>
          </table:table-cell>
          <table:table-cell office:value-type="float" office:value="0.015225" calcext:value-type="float">
            <text:p>0.01522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6</text:p>
          </table:table-cell>
          <table:table-cell office:value-type="float" office:value="0.020927" calcext:value-type="float">
            <text:p>0.02092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7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8</text:p>
          </table:table-cell>
          <table:table-cell office:value-type="float" office:value="0.012687" calcext:value-type="float">
            <text:p>0.012687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39</text:p>
          </table:table-cell>
          <table:table-cell office:value-type="float" office:value="0.032778" calcext:value-type="float">
            <text:p>0.03277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0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1</text:p>
          </table:table-cell>
          <table:table-cell office:value-type="float" office:value="0.022932" calcext:value-type="float">
            <text:p>0.0229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2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3</text:p>
          </table:table-cell>
          <table:table-cell office:value-type="float" office:value="0.035526" calcext:value-type="float">
            <text:p>0.03552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4</text:p>
          </table:table-cell>
          <table:table-cell office:value-type="float" office:value="0.024113" calcext:value-type="float">
            <text:p>0.024113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931" calcext:value-type="float">
            <text:p>293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5</text:p>
          </table:table-cell>
          <table:table-cell office:value-type="float" office:value="0.015038" calcext:value-type="float">
            <text:p>0.01503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6</text:p>
          </table:table-cell>
          <table:table-cell office:value-type="float" office:value="0.020514" calcext:value-type="float">
            <text:p>0.02051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7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8</text:p>
          </table:table-cell>
          <table:table-cell office:value-type="float" office:value="0.021977" calcext:value-type="float">
            <text:p>0.02197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49</text:p>
          </table:table-cell>
          <table:table-cell office:value-type="float" office:value="0.044052" calcext:value-type="float">
            <text:p>0.04405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265" calcext:value-type="float">
            <text:p>326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0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1</text:p>
          </table:table-cell>
          <table:table-cell office:value-type="float" office:value="0.032018" calcext:value-type="float">
            <text:p>0.03201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2</text:p>
          </table:table-cell>
          <table:table-cell office:value-type="float" office:value="0.032657" calcext:value-type="float">
            <text:p>0.03265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3</text:p>
          </table:table-cell>
          <table:table-cell office:value-type="float" office:value="0.050991" calcext:value-type="float">
            <text:p>0.05099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4</text:p>
          </table:table-cell>
          <table:table-cell office:value-type="float" office:value="0.041495" calcext:value-type="float">
            <text:p>0.04149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5</text:p>
          </table:table-cell>
          <table:table-cell office:value-type="float" office:value="0.040981" calcext:value-type="float">
            <text:p>0.040981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6</text:p>
          </table:table-cell>
          <table:table-cell office:value-type="float" office:value="0.028193" calcext:value-type="float">
            <text:p>0.02819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7</text:p>
          </table:table-cell>
          <table:table-cell office:value-type="float" office:value="0.024952" calcext:value-type="float">
            <text:p>0.02495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8</text:p>
          </table:table-cell>
          <table:table-cell office:value-type="float" office:value="0.035346" calcext:value-type="float">
            <text:p>0.03534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59" calcext:value-type="float">
            <text:p>315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39:59</text:p>
          </table:table-cell>
          <table:table-cell office:value-type="float" office:value="0.028834" calcext:value-type="float">
            <text:p>0.02883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0</text:p>
          </table:table-cell>
          <table:table-cell office:value-type="float" office:value="0.031869" calcext:value-type="float">
            <text:p>0.031869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061" calcext:value-type="float">
            <text:p>306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1</text:p>
          </table:table-cell>
          <table:table-cell office:value-type="float" office:value="0.018641" calcext:value-type="float">
            <text:p>0.01864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2</text:p>
          </table:table-cell>
          <table:table-cell office:value-type="float" office:value="0.024899" calcext:value-type="float">
            <text:p>0.024899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3297" calcext:value-type="float">
            <text:p>329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3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4</text:p>
          </table:table-cell>
          <table:table-cell office:value-type="float" office:value="0.019832" calcext:value-type="float">
            <text:p>0.019832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5</text:p>
          </table:table-cell>
          <table:table-cell office:value-type="float" office:value="0.027812" calcext:value-type="float">
            <text:p>0.02781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66" calcext:value-type="float">
            <text:p>326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6</text:p>
          </table:table-cell>
          <table:table-cell office:value-type="float" office:value="0.027537" calcext:value-type="float">
            <text:p>0.02753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186" calcext:value-type="float">
            <text:p>318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7</text:p>
          </table:table-cell>
          <table:table-cell office:value-type="float" office:value="0.012736" calcext:value-type="float">
            <text:p>0.01273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8</text:p>
          </table:table-cell>
          <table:table-cell office:value-type="float" office:value="0.051291" calcext:value-type="float">
            <text:p>0.05129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27" calcext:value-type="float">
            <text:p>30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09</text:p>
          </table:table-cell>
          <table:table-cell office:value-type="float" office:value="0.04937" calcext:value-type="float">
            <text:p>0.0493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0</text:p>
          </table:table-cell>
          <table:table-cell office:value-type="float" office:value="0.023922" calcext:value-type="float">
            <text:p>0.02392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1</text:p>
          </table:table-cell>
          <table:table-cell office:value-type="float" office:value="0.014596" calcext:value-type="float">
            <text:p>0.01459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353" calcext:value-type="float">
            <text:p>335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2</text:p>
          </table:table-cell>
          <table:table-cell office:value-type="float" office:value="0.015743" calcext:value-type="float">
            <text:p>0.01574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3</text:p>
          </table:table-cell>
          <table:table-cell office:value-type="float" office:value="0.034863" calcext:value-type="float">
            <text:p>0.03486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61" calcext:value-type="float">
            <text:p>306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4</text:p>
          </table:table-cell>
          <table:table-cell office:value-type="float" office:value="0.038603" calcext:value-type="float">
            <text:p>0.03860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938" calcext:value-type="float">
            <text:p>293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5</text:p>
          </table:table-cell>
          <table:table-cell office:value-type="float" office:value="0.035811" calcext:value-type="float">
            <text:p>0.03581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6</text:p>
          </table:table-cell>
          <table:table-cell office:value-type="float" office:value="0.034702" calcext:value-type="float">
            <text:p>0.03470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7</text:p>
          </table:table-cell>
          <table:table-cell office:value-type="float" office:value="0.012672" calcext:value-type="float">
            <text:p>0.01267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8</text:p>
          </table:table-cell>
          <table:table-cell office:value-type="float" office:value="0.019376" calcext:value-type="float">
            <text:p>0.01937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88" calcext:value-type="float">
            <text:p>328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19</text:p>
          </table:table-cell>
          <table:table-cell office:value-type="float" office:value="0.016391" calcext:value-type="float">
            <text:p>0.01639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52" calcext:value-type="float">
            <text:p>285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0</text:p>
          </table:table-cell>
          <table:table-cell office:value-type="float" office:value="0.029254" calcext:value-type="float">
            <text:p>0.02925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163" calcext:value-type="float">
            <text:p>316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1</text:p>
          </table:table-cell>
          <table:table-cell office:value-type="float" office:value="0.028651" calcext:value-type="float">
            <text:p>0.02865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64" calcext:value-type="float">
            <text:p>336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2</text:p>
          </table:table-cell>
          <table:table-cell office:value-type="float" office:value="0.019069" calcext:value-type="float">
            <text:p>0.019069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352" calcext:value-type="float">
            <text:p>335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3</text:p>
          </table:table-cell>
          <table:table-cell office:value-type="float" office:value="0.04587" calcext:value-type="float">
            <text:p>0.0458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797" calcext:value-type="float">
            <text:p>279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4</text:p>
          </table:table-cell>
          <table:table-cell office:value-type="float" office:value="0.039902" calcext:value-type="float">
            <text:p>0.03990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310" calcext:value-type="float">
            <text:p>331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5</text:p>
          </table:table-cell>
          <table:table-cell office:value-type="float" office:value="0.057303" calcext:value-type="float">
            <text:p>0.05730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291" calcext:value-type="float">
            <text:p>329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6</text:p>
          </table:table-cell>
          <table:table-cell office:value-type="float" office:value="0.028439" calcext:value-type="float">
            <text:p>0.02843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7</text:p>
          </table:table-cell>
          <table:table-cell office:value-type="float" office:value="0.04993" calcext:value-type="float">
            <text:p>0.0499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8</text:p>
          </table:table-cell>
          <table:table-cell office:value-type="float" office:value="0.047235" calcext:value-type="float">
            <text:p>0.04723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29</text:p>
          </table:table-cell>
          <table:table-cell office:value-type="float" office:value="0.029964" calcext:value-type="float">
            <text:p>0.029964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2706" calcext:value-type="float">
            <text:p>270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0</text:p>
          </table:table-cell>
          <table:table-cell office:value-type="float" office:value="0.022165" calcext:value-type="float">
            <text:p>0.02216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385" calcext:value-type="float">
            <text:p>338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1</text:p>
          </table:table-cell>
          <table:table-cell office:value-type="float" office:value="0.024007" calcext:value-type="float">
            <text:p>0.02400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761" calcext:value-type="float">
            <text:p>276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2</text:p>
          </table:table-cell>
          <table:table-cell office:value-type="float" office:value="0.02856" calcext:value-type="float">
            <text:p>0.0285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3</text:p>
          </table:table-cell>
          <table:table-cell office:value-type="float" office:value="0.016597" calcext:value-type="float">
            <text:p>0.01659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4</text:p>
          </table:table-cell>
          <table:table-cell office:value-type="float" office:value="0.038617" calcext:value-type="float">
            <text:p>0.038617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5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6</text:p>
          </table:table-cell>
          <table:table-cell office:value-type="float" office:value="0.027116" calcext:value-type="float">
            <text:p>0.02711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897" calcext:value-type="float">
            <text:p>289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7</text:p>
          </table:table-cell>
          <table:table-cell office:value-type="float" office:value="0.034032" calcext:value-type="float">
            <text:p>0.03403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065" calcext:value-type="float">
            <text:p>306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8</text:p>
          </table:table-cell>
          <table:table-cell office:value-type="float" office:value="0.020404" calcext:value-type="float">
            <text:p>0.02040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169" calcext:value-type="float">
            <text:p>316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39</text:p>
          </table:table-cell>
          <table:table-cell office:value-type="float" office:value="0.013948" calcext:value-type="float">
            <text:p>0.01394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40</text:p>
          </table:table-cell>
          <table:table-cell office:value-type="float" office:value="0.021634" calcext:value-type="float">
            <text:p>0.02163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282" calcext:value-type="float">
            <text:p>328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41</text:p>
          </table:table-cell>
          <table:table-cell office:value-type="float" office:value="0.016137" calcext:value-type="float">
            <text:p>0.01613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8:40:4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3:51:50.687370433</dc:date>
    <meta:editing-duration>PT26S</meta:editing-duration>
    <meta:editing-cycles>1</meta:editing-cycles>
    <meta:document-statistic meta:table-count="1" meta:cell-count="714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72.C1:test272.D102" chart:data-source-has-labels="row" svg:x="0.32cm" svg:y="0.18cm" svg:width="13.361cm" svg:height="8.64cm">
          <chartooo:coordinate-region svg:x="1.232cm" svg:y="0.301cm" svg:width="12.38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2.C2:test272.C102" chart:label-cell-address="test272.C1:test272.C1" chart:class="chart:bar">
            <chart:data-point chart:repeated="101"/>
          </chart:series>
          <chart:series chart:style-name="ch8" chart:values-cell-range-address="test272.D2:test272.D102" chart:label-cell-address="test272.D1:test272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2.C1:test272.C1</svg:desc>
                </draw:g>
              </table:table-cell>
              <table:table-cell office:value-type="string">
                <text:p>xfertime</text:p>
                <draw:g>
                  <svg:desc>test272.D1:test27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783">
                <text:p>0.034783</text:p>
                <draw:g>
                  <svg:desc>test272.C2:test272.C102</svg:desc>
                </draw:g>
              </table:table-cell>
              <table:table-cell office:value-type="float" office:value="0.00012">
                <text:p>0.00012</text:p>
                <draw:g>
                  <svg:desc>test272.D2:test272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802">
                <text:p>0.01080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444">
                <text:p>0.02544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634">
                <text:p>0.015634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005">
                <text:p>0.02200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116">
                <text:p>0.0171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503">
                <text:p>0.01050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323">
                <text:p>0.02332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154">
                <text:p>0.011154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862">
                <text:p>0.02286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232">
                <text:p>0.028232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989">
                <text:p>0.02598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722">
                <text:p>0.012722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537">
                <text:p>0.04553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4039">
                <text:p>0.03403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944">
                <text:p>0.02894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46">
                <text:p>0.0414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565">
                <text:p>0.01456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466">
                <text:p>0.032466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129">
                <text:p>0.02612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6092">
                <text:p>0.036092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3364">
                <text:p>0.053364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787">
                <text:p>0.019787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1801">
                <text:p>0.01180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937">
                <text:p>0.01893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8442">
                <text:p>0.03844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435">
                <text:p>0.01243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071">
                <text:p>0.04107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053">
                <text:p>0.01805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1065">
                <text:p>0.02106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2739">
                <text:p>0.02273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288">
                <text:p>0.02828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387">
                <text:p>0.01538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225">
                <text:p>0.01522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0927">
                <text:p>0.02092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3597">
                <text:p>0.01359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687">
                <text:p>0.012687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2778">
                <text:p>0.03277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6288">
                <text:p>0.01628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2932">
                <text:p>0.02293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359">
                <text:p>0.023359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5526">
                <text:p>0.03552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4113">
                <text:p>0.024113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5038">
                <text:p>0.015038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514">
                <text:p>0.020514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39">
                <text:p>0.0173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1977">
                <text:p>0.021977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4052">
                <text:p>0.044052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668">
                <text:p>0.0266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2018">
                <text:p>0.03201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2657">
                <text:p>0.03265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0991">
                <text:p>0.05099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1495">
                <text:p>0.041495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0981">
                <text:p>0.040981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8193">
                <text:p>0.02819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4952">
                <text:p>0.02495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5346">
                <text:p>0.03534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834">
                <text:p>0.02883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1869">
                <text:p>0.031869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641">
                <text:p>0.01864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899">
                <text:p>0.024899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6456">
                <text:p>0.01645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832">
                <text:p>0.019832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7812">
                <text:p>0.02781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537">
                <text:p>0.027537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736">
                <text:p>0.01273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1291">
                <text:p>0.05129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937">
                <text:p>0.0493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3922">
                <text:p>0.02392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596">
                <text:p>0.01459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5743">
                <text:p>0.01574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4863">
                <text:p>0.034863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8603">
                <text:p>0.03860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5811">
                <text:p>0.03581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4702">
                <text:p>0.03470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672">
                <text:p>0.01267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9376">
                <text:p>0.01937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6391">
                <text:p>0.01639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9254">
                <text:p>0.02925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651">
                <text:p>0.02865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9069">
                <text:p>0.01906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587">
                <text:p>0.0458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9902">
                <text:p>0.03990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7303">
                <text:p>0.05730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8439">
                <text:p>0.02843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993">
                <text:p>0.04993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7235">
                <text:p>0.047235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9964">
                <text:p>0.029964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165">
                <text:p>0.02216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4007">
                <text:p>0.02400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856">
                <text:p>0.02856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6597">
                <text:p>0.016597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8617">
                <text:p>0.03861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655">
                <text:p>0.0265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116">
                <text:p>0.02711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4032">
                <text:p>0.03403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0404">
                <text:p>0.02040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948">
                <text:p>0.01394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634">
                <text:p>0.02163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137">
                <text:p>0.01613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